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Geneva" svg:font-family="Geneva,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orphans="0" fo:widows="0" style:text-autospace="none"/>
    </style:style>
    <style:style style:name="P2" style:family="paragraph" style:parent-style-name="Standard">
      <style:paragraph-properties fo:text-align="justify" style:justify-single-word="false" fo:orphans="0" fo:widows="0" style:text-autospace="none">
        <style:tab-stops>
          <style:tab-stop style:position="1.016cm"/>
        </style:tab-stops>
      </style:paragraph-properties>
    </style:style>
    <style:style style:name="P3" style:family="paragraph" style:parent-style-name="Standard">
      <style:paragraph-properties fo:text-align="justify" style:justify-single-word="false" fo:orphans="0" fo:widows="0" style:text-autospace="none">
        <style:tab-stops>
          <style:tab-stop style:position="0cm"/>
          <style:tab-stop style:position="16.544cm" style:type="right"/>
        </style:tab-stops>
      </style:paragraph-properties>
    </style:style>
    <style:style style:name="P4" style:family="paragraph" style:parent-style-name="Standard">
      <style:paragraph-properties fo:text-align="justify" style:justify-single-word="false" fo:orphans="0" fo:widows="0" style:text-autospace="none"/>
      <style:text-properties style:font-name="Arial" fo:font-size="11pt" fo:font-weight="bold" style:font-size-asian="11pt" style:font-weight-asian="bold" style:font-name-complex="Arial" style:font-size-complex="11pt" style:font-weight-complex="bold"/>
    </style:style>
    <style:style style:name="P5" style:family="paragraph" style:parent-style-name="Standard">
      <style:text-properties style:font-name="Arial" fo:font-size="11pt" style:font-size-asian="11pt" style:font-name-complex="Arial" style:font-size-complex="11pt"/>
    </style:style>
    <style:style style:name="P6"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7" style:family="paragraph" style:parent-style-name="Standard">
      <style:paragraph-properties fo:text-align="justify" style:justify-single-word="false" fo:orphans="0" fo:widows="0" style:text-autospace="none"/>
      <style:text-properties style:font-name="Arial" fo:font-size="11pt" style:font-size-asian="11pt" style:font-name-complex="Arial" style:font-size-complex="11pt"/>
    </style:style>
    <style:style style:name="P8" style:family="paragraph" style:parent-style-name="Standard">
      <style:paragraph-properties fo:text-align="justify" style:justify-single-word="false" fo:orphans="0" fo:widows="0" style:text-autospace="none">
        <style:tab-stops>
          <style:tab-stop style:position="1.016cm"/>
        </style:tab-stops>
      </style:paragraph-properties>
      <style:text-properties style:font-name="Arial" fo:font-size="11pt" style:font-size-asian="11pt" style:font-name-complex="Arial" style:font-size-complex="11pt"/>
    </style:style>
    <style:style style:name="P9" style:family="paragraph" style:parent-style-name="Standard">
      <style:paragraph-properties fo:text-align="justify" style:justify-single-word="false" fo:orphans="0" fo:widows="0" style:text-autospace="none">
        <style:tab-stops>
          <style:tab-stop style:position="5.604cm" style:type="right"/>
          <style:tab-stop style:position="6.045cm"/>
          <style:tab-stop style:position="16.544cm" style:type="right"/>
        </style:tab-stops>
      </style:paragraph-properties>
      <style:text-properties style:font-name="Arial" fo:font-size="11pt" style:font-size-asian="11pt" style:font-name-complex="Arial" style:font-size-complex="11pt"/>
    </style:style>
    <style:style style:name="P10" style:family="paragraph" style:parent-style-name="Standard">
      <style:paragraph-properties fo:orphans="0" fo:widows="0" style:text-autospace="none"/>
      <style:text-properties style:font-name="Arial" fo:font-size="11pt" style:font-size-asian="11pt" style:font-name-complex="Arial" style:font-size-complex="11pt"/>
    </style:style>
    <style:style style:name="P11" style:family="paragraph" style:parent-style-name="Standard">
      <style:paragraph-properties fo:text-align="justify" style:justify-single-word="false" fo:orphans="0" fo:widows="0" style:text-autospace="none"/>
      <style:text-properties style:font-name="Arial" fo:font-size="11pt" fo:language="nl" fo:country="NL" style:font-size-asian="11pt" style:font-name-complex="Arial" style:font-size-complex="11pt"/>
    </style:style>
    <style:style style:name="P12" style:family="paragraph" style:parent-style-name="Standard">
      <style:paragraph-properties fo:orphans="0" fo:widows="0" style:text-autospace="none"/>
      <style:text-properties style:font-name="Arial" fo:font-size="11pt" fo:language="nl" fo:country="NL" style:font-size-asian="11pt" style:font-name-complex="Arial" style:font-size-complex="11pt"/>
    </style:style>
    <style:style style:name="P13" style:family="paragraph" style:parent-style-name="Standard">
      <style:paragraph-properties fo:text-align="justify" style:justify-single-word="false" fo:orphans="0" fo:widows="0" style:text-autospace="none"/>
      <style:text-properties style:font-name="Arial" fo:font-size="11pt" fo:language="nl" fo:country="NL" fo:font-weight="bold" style:font-size-asian="11pt" style:font-weight-asian="bold" style:font-name-complex="Arial" style:font-size-complex="11pt" style:font-weight-complex="bold"/>
    </style:style>
    <style:style style:name="P14" style:family="paragraph" style:parent-style-name="Standard">
      <style:paragraph-properties fo:orphans="0" fo:widows="0" style:text-autospace="none"/>
      <style:text-properties style:font-name="Arial" fo:font-size="11pt" fo:language="nl" fo:country="NL" fo:font-weight="bold" style:font-size-asian="11pt" style:font-weight-asian="bold" style:font-name-complex="Arial" style:font-size-complex="11pt" style:font-weight-complex="bold"/>
    </style:style>
    <style:style style:name="P15" style:family="paragraph" style:parent-style-name="Standard">
      <style:paragraph-properties fo:text-align="justify" style:justify-single-word="false" fo:orphans="0" fo:widows="0" style:text-autospace="none"/>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16" style:family="paragraph" style:parent-style-name="Standard">
      <style:paragraph-properties fo:text-align="justify" style:justify-single-word="false" fo:orphans="0" fo:widows="0" style:text-autospace="none">
        <style:tab-stops>
          <style:tab-stop style:position="1.016cm"/>
        </style:tab-stops>
      </style:paragraph-properties>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17" style:family="paragraph" style:parent-style-name="Standard">
      <style:paragraph-properties fo:text-align="justify" style:justify-single-word="false" fo:orphans="0" fo:widows="0" style:text-autospace="none"/>
      <style:text-properties style:font-name="Arial" fo:font-size="11pt" fo:font-style="italic" style:font-size-asian="11pt" style:font-style-asian="italic" style:font-name-complex="Arial" style:font-size-complex="11pt" style:font-style-complex="italic"/>
    </style:style>
    <style:style style:name="P18" style:family="paragraph" style:parent-style-name="Standard">
      <style:paragraph-properties fo:text-align="justify" style:justify-single-word="false" fo:orphans="0" fo:widows="0" style:text-autospace="none"/>
      <style:text-properties fo:color="#000000" style:font-name="Geneva" fo:font-size="11pt" fo:font-weight="bold" style:font-size-asian="11pt" style:font-weight-asian="bold" style:font-name-complex="Geneva" style:font-size-complex="11pt" style:font-weight-complex="bold"/>
    </style:style>
    <style:style style:name="P19" style:family="paragraph" style:parent-style-name="Standard">
      <style:paragraph-properties fo:text-align="justify" style:justify-single-word="false" fo:orphans="0" fo:widows="0" style:text-autospace="none"/>
      <style:text-properties fo:color="#000000" style:font-name="Geneva" fo:font-size="11pt" style:font-size-asian="11pt" style:font-name-complex="Geneva" style:font-size-complex="11pt"/>
    </style:style>
    <style:style style:name="P20" style:family="paragraph" style:parent-style-name="Standard">
      <style:paragraph-properties fo:text-align="justify" style:justify-single-word="false" fo:orphans="0" fo:widows="0" fo:break-before="page" style:text-autospace="none"/>
    </style:style>
    <style:style style:name="P21" style:family="paragraph" style:parent-style-name="Standard">
      <style:paragraph-properties fo:text-align="justify" style:justify-single-word="false" fo:orphans="0" fo:widows="0" fo:break-before="page" style:text-autospace="none"/>
      <style:text-properties style:font-name="Arial" fo:font-size="11pt" fo:font-weight="bold" style:font-size-asian="11pt" style:font-weight-asian="bold" style:font-name-complex="Arial" style:font-size-complex="11pt" style:font-weight-complex="bold"/>
    </style:style>
    <style:style style:name="P22" style:family="paragraph" style:parent-style-name="Standard">
      <style:paragraph-properties fo:text-align="justify" style:justify-single-word="false" fo:orphans="0" fo:widows="0" fo:break-before="page" style:text-autospace="none">
        <style:tab-stops>
          <style:tab-stop style:position="1.016cm"/>
        </style:tab-stops>
      </style:paragraph-properties>
      <style:text-properties style:font-name="Arial" fo:font-size="11pt" fo:font-weight="bold" style:font-size-asian="11pt" style:font-weight-asian="bold" style:font-name-complex="Arial" style:font-size-complex="11pt" style:font-weight-complex="bold"/>
    </style:style>
    <style:style style:name="P23" style:family="paragraph" style:parent-style-name="Standard">
      <style:paragraph-properties fo:text-align="justify" style:justify-single-word="false" fo:break-before="page"/>
      <style:text-properties style:font-name="Arial" fo:font-size="11pt" style:font-size-asian="11pt" style:font-name-complex="Arial" style:font-size-complex="11pt"/>
    </style:style>
    <style:style style:name="P24" style:family="paragraph" style:parent-style-name="Standard">
      <style:paragraph-properties fo:orphans="0" fo:widows="0" fo:break-before="page" style:text-autospace="none"/>
      <style:text-properties style:font-name="Arial" fo:font-size="11pt" fo:language="nl" fo:country="NL" fo:font-weight="bold" style:font-size-asian="11pt" style:font-weight-asian="bold" style:font-name-complex="Arial" style:font-size-complex="11pt" style:font-weight-complex="bold"/>
    </style:style>
    <style:style style:name="P25" style:family="paragraph" style:parent-style-name="Standard">
      <style:paragraph-properties fo:text-align="justify" style:justify-single-word="false" fo:orphans="0" fo:widows="0" fo:break-before="page" style:text-autospace="none"/>
      <style:text-properties fo:color="#000000" style:font-name="Geneva" fo:font-size="11pt" fo:font-weight="bold" style:font-size-asian="11pt" style:font-weight-asian="bold" style:font-name-complex="Geneva" style:font-size-complex="11pt" style:font-weight-complex="bold"/>
    </style:style>
    <style:style style:name="P26" style:family="paragraph" style:parent-style-name="Standard" style:master-page-name="Standard">
      <style:paragraph-properties fo:text-align="justify" style:justify-single-word="false" fo:orphans="0" fo:widows="0" style:page-number="auto" style:text-autospace="none"/>
      <style:text-properties style:font-name="Arial" fo:font-size="11pt" fo:font-weight="bold" style:font-size-asian="11pt" style:font-weight-asian="bold" style:font-name-complex="Arial" style:font-size-complex="11pt" style:font-weight-complex="bold"/>
    </style:style>
    <style:style style:name="T1" style:family="text">
      <style:text-properties style:font-name="Arial" fo:font-size="11pt" fo:font-weight="bold" style:font-size-asian="11pt" style:font-weight-asian="bold" style:font-name-complex="Arial" style:font-size-complex="11pt" style:font-weight-complex="bold"/>
    </style:style>
    <style:style style:name="T2" style:family="text">
      <style:text-properties style:font-name="Arial" fo:font-size="11pt" style:font-size-asian="11pt" style:font-name-complex="Arial" style:font-size-complex="11pt"/>
    </style:style>
    <style:style style:name="T3" style:family="text">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T4" style:family="text">
      <style:text-properties style:font-name="Arial" fo:font-size="11pt" fo:font-style="italic" style:font-size-asian="11pt" style:font-style-asian="italic" style:font-name-complex="Arial" style:font-size-complex="11pt" style:font-style-complex="italic"/>
    </style:style>
    <style:style style:name="T5" style:family="text">
      <style:text-properties style:font-name="Arial" fo:font-size="11pt" fo:language="nl" fo:country="NL" fo:font-weight="bold" style:font-size-asian="11pt" style:font-weight-asian="bold" style:font-name-complex="Arial" style:font-size-complex="11pt" style:font-weight-complex="bold"/>
    </style:style>
    <style:style style:name="T6" style:family="text">
      <style:text-properties style:text-position="super 58%" style:font-name="Arial" fo:font-size="11pt" style:font-size-asian="11pt" style:font-name-complex="Arial" style:font-size-complex="11pt"/>
    </style:style>
    <style:style style:name="T7" style:family="text">
      <style:text-properties fo:color="#000000"/>
    </style:style>
    <style:style style:name="T8" style:family="text">
      <style:text-properties fo:color="#000000" style:font-name="Geneva" fo:font-size="11pt" style:font-size-asian="11pt" style:font-name-complex="Geneva" style:font-size-complex="11pt"/>
    </style:style>
    <style:style style:name="T9" style:family="text">
      <style:text-properties fo:color="#000000" style:font-name="Geneva" fo:font-size="11pt" fo:font-style="italic" style:font-size-asian="11pt" style:font-style-asian="italic" style:font-name-complex="Geneva" style:font-size-complex="11pt"/>
    </style:style>
    <style:style style:name="T10" style:family="text">
      <style:text-properties fo:color="#000000" style:font-name="Geneva" fo:font-size="11pt" fo:font-style="italic" style:font-size-asian="11pt" style:font-style-asian="italic" style:font-name-complex="Geneva" style:font-size-complex="11pt" style:font-style-complex="italic"/>
    </style:style>
    <style:style style:name="T11" style:family="text">
      <style:text-properties fo:color="#000000" style:font-name="Geneva" fo:font-size="11pt" fo:font-weight="bold" style:font-size-asian="11pt" style:font-weight-asian="bold" style:font-name-complex="Geneva" style:font-size-complex="11pt" style:font-weight-complex="bold"/>
    </style:style>
    <style:style style:name="T12" style:family="text">
      <style:text-properties fo:color="#000000" style:text-position="super 58%" style:font-name="Geneva" fo:font-size="11pt" style:font-size-asian="11pt" style:font-name-complex="Geneva"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ercredi 27/09/95 </text:p>
      <text:p text:style-name="P4">Zazen de 7 h 30 </text:p>
      <text:p text:style-name="P1"><text:span text:style-name="T1">Notes : Eve Apprill</text:span></text:p>
      <text:p text:style-name="P11"/>
      <text:p text:style-name="P7">--------------------------------------------------------------</text:p>
      <text:p text:style-name="P7"/>
      <text:p text:style-name="P1"><text:span text:style-name="T2">Depuis deux ans, je commente le Shin Jin Mei. Je vais reprendre où je me suis arrêté en juin juillet à la 45</text:span><text:span text:style-name="T6">e</text:span><text:span text:style-name="T2"> strophe.</text:span></text:p>
      <text:p text:style-name="P7"/>
      <text:p text:style-name="P15">Ceci est comme un rêve, une fleur du vide. </text:p>
      <text:p text:style-name="P1"><text:span text:style-name="T3">Pourquoi devrions nous souffrir pour saisir cette illusion ?</text:span></text:p>
      <text:p text:style-name="P7"/>
      <text:p text:style-name="P1"><text:span text:style-name="T2">Il y a 73 strophes en tout, 146 lignes non rythmées, même en ancien chinois. Ces vers sont très serrés ainsi on ne peut pas faire beaucoup de littérature, de rhétorique avec ces strophes. Shin Jin Mei veut dire foi dans l'Esprit. Pas dans l'esprit ordinaire éparpillé mais bien sûr dans l'esprit de Bouddha que nous avons en chacun de nous. Ce poème a été composé par Maître Tozan qui est mort en 606. Il vivait dans les montagnes pas parce qu'il aimait cela mais parce qu'il fuyait les autorités. A cette époque il y avait des persécutions.</text:span></text:p>
      <text:p text:style-name="P7">Quoiqu'il en soit, ce poème est très important dans le zen, dans le Soto comme le Rinzai.</text:p>
      <text:p text:style-name="P7"/>
      <text:p text:style-name="P1"><text:span text:style-name="T4">Ceci est comme un rêve...</text:span></text:p>
      <text:p text:style-name="P1"><text:span text:style-name="T2">« Ceci » est notre vie, une fleur de vide, de vacuité. Le rêve c'est un regard subjectif, ce n'est pas le regard du zen qui a le regard objectif. Ceci est comme un rêve, une fleur de vacuité. Toutes les autres traductions disent fleur dans le ciel, fleurs dans les airs, celle du Professeur Suzuki, de Blyth, d’Eric Romeluère. La traduction de Sensei est simplement </text:span><text:span text:style-name="T4">kuqe. Ku, </text:span><text:span text:style-name="T2">le vide, </text:span><text:span text:style-name="T4">ge, </text:span><text:span text:style-name="T2">fleur. Vous pouvez voir par vous-même quelle façon de présenter cette image est la plus forte. </text:span><text:span text:style-name="T4">Kuqe </text:span><text:span text:style-name="T2">ici cela veut dire « illusion, une condition spéciale, poétique, littéraire, rhétorique ». Un maître chinois a dit au sujet des fleurs dans le ciel qu'il voit des fleurs dans le ciel parce que ses yeux fonctionnent mal et qu'il a appris à ne pas s'occuper de ce qu'i l voyait t avec ses yeux.</text:span></text:p>
      <text:p text:style-name="P1"><text:span text:style-name="T4">Ceci est comme un rêve</text:span><text:span text:style-name="T2">, </text:span><text:span text:style-name="T4">kuqe, pourquoi devrions-nous souffrir pour saisir cette illusion ?</text:span></text:p>
      <text:p text:style-name="P1"><text:span text:style-name="T2">Souvent Maître Tozan fait référence aux six sens, l'odorat, la vue... Chaque matin quand on récite l'Hannya Shingyo on chante ensemble </text:span><text:span text:style-name="T4">mu gen ni bi ze shin i. Mu, </text:span><text:span text:style-name="T2">négation </text:span><text:span text:style-name="T4">gen ni bi ze shin i </text:span><text:span text:style-name="T2"><text:s/>veut dire le nez, les oreilles, la langue, la peau, la conscience et </text:span><text:span text:style-name="T4">mu </text:span><text:span text:style-name="T2">c'est non ou ni.</text:span></text:p>
      <text:p text:style-name="P1"><text:span text:style-name="T2">En ce moment, je vous donne l'enseignement bouddhiste mais pas spécialement zen. Il n'est pas hindou, chrétien, mais bouddhiste. Pourquoi devrions-nous souffrir et nous souffrons dans la vie\quotidienne de maladie, de désespoir, de solitude, du suicide. Nous avons tous connu cela. J'ai connu le suicide de près, vous aussi peut-être.</text:span></text:p>
      <text:p text:style-name="P1"><text:span text:style-name="T2">Tout cela nous parvient à travers les six sens. N'oubliez pas que </text:span><text:span text:style-name="T4">i </text:span><text:span text:style-name="T2">c'est conscience, le cerveau. Qu'est-ce? C'est un réceptacle de semences karmiques. Alors, que faire ? Il y a des écoles bouddhiques Hinayana, Theravada qui disent qu'il faut enlever ces semences karmiques, les vider de leur contenu, les chasser, les annuler. Mais Maître Deshimaru disait qu’on ne peut échapper à ses illusions. Même lui jusqu'à sa mort avait ses illusions. Il y a des écoles qui pratiquent la mortification, comme cela ils chassent les illusions, mais quand ils arrêtent les mortifications, les illusions reviennent. Alors, que faire ? C'est les transformer, transformer l’illusion en satori. Beaucoup de personnes pensent que la vie quotidienne devrait devenir l'Univers. Ce n'est pas le point de vue du Mahayana qui est le contraire exactement. A travers la pratique de zazen, dans le silence et l'harmonie avec le système cosmique, nous pouvons faire que l'Univers rencontre notre vie quotidienne.</text:span></text:p>
      <text:p text:style-name="P1"><text:span text:style-name="T2">Ceci peut paraître un peu obscur, mais cela ne l'est pas. Par exemple cela veut dire ne pas gonfler notre petit esprit jusqu'à la taille de l’Univers, mais que le sacré (car l'Univers c'est le sacré) remplisse la vie quotidienne.</text:span></text:p>
      <text:p text:style-name="P7"/>
      <text:p text:style-name="P21">Mercredi 27 septembre 1995 - 19 heures</text:p>
      <text:p text:style-name="P4">Godo Philippe Coupey</text:p>
      <text:p text:style-name="P1"><text:span text:style-name="T1">Prise de note : Catherine Auclaire</text:span></text:p>
      <text:p text:style-name="P7"/>
      <text:p text:style-name="P7"/>
      <text:p text:style-name="P1"><text:span text:style-name="T2">Depuis deux ans maintenant, je fais un commentaire sur le Shin Jin Mei. Le Shin Jin Mei contient je crois 73 ou 76 strophes, et je suis arrivé à la 45</text:span><text:span text:style-name="T6">e</text:span><text:span text:style-name="T2"> ce matin. Le Shin Jin Mei est un poème composé par Maître Tosan qui est mort en 606, en Chine, pendant qu'il faisait kinhin sous un arbre. A cette époque en Chine, le bouddhisme était interdit et persécuté par le gouvernement, alors Maître Tosan s'est caché une bonne partie de sa vie de moine sur le mont Kanko. Ensuite, il a voyagé seul, il a vécu seul, en perpétuelle fuite. Et c'est pendant cette période-là qu'il a composé le SHIN JIN MEI que Maître Deshimaru décrit comme pure essence du Zen et comme pure essence des sutras bouddhiques. Les phrases sont très courtes. 4 kanji - 4 idéogrammes par phrase. </text:span><text:span text:style-name="T4">Shin </text:span><text:span text:style-name="T2">veut dire cœur, esprit. Dans le bouddhisme, le cœur et l'esprit, c'est la même chose. Pas de séparation. On dit « de mon esprit à ton esprit », mais on peut aussi bien dire « de mon cœur à ton cœur ». </text:span><text:span text:style-name="T4">Jin, </text:span><text:span text:style-name="T2">c'est croire, c'est aussi la foi. La foi, pas la foi en Dieu ou en quelque chose d'extérieur, mais la foi dans le sens de ce qui a été vécu, expérimenté. Ce qu'on connaît.. Ceux qui pratiquent zazen, peuvent développer la foi en zazen. En développant la foi en zazen, vous développez la foi dans l'humanité toute entière. Quoiqu'il en soit, la foi, comme dans toutes les religions, est le pouvoir essentiel. C'est difficile de continuer à pratiquer zazen si on n'a pas la foi.</text:span></text:p>
      <text:p text:style-name="P7"/>
      <text:p text:style-name="P1"><text:span text:style-name="T2">45</text:span><text:span text:style-name="T6">e</text:span><text:span text:style-name="T2"> strophe :</text:span></text:p>
      <text:p text:style-name="P7"/>
      <text:p text:style-name="P17">Ceci est comme un rêve, une fleur de vacuité.</text:p>
      <text:p text:style-name="P17">Pourquoi devrions-nous souffrir pour saisir cette illusion?</text:p>
      <text:p text:style-name="P7"/>
      <text:p text:style-name="P1"><text:span text:style-name="T2">« Ceci » veut dire « notre vie » est comme un rêve. Pourquoi devrions nous souffrir pour saisir cette illusion. C'est le rêve : illusion qu'il y a des fleurs dans le ciel. En japonais, fleur du vide, c'est </text:span><text:span text:style-name="T4">kuge. Ku, </text:span><text:span text:style-name="T2">c'est le vide; pas exactement. </text:span><text:span text:style-name="T4">Ge </text:span><text:span text:style-name="T2">veut dire fleur. </text:span><text:span text:style-name="T4">Ku </text:span><text:span text:style-name="T2">veut aussi dire ciel. et toutes les traductions de ce poème, professeur Suzuki, Blyth, Sheng-yen et Eric Romeluère le traduisent par « fleur du ciel » ou « fleur dans le ciel ». Sensei Deshimaru dit « fleur du vide - un rêve » .</text:span></text:p>
      <text:p text:style-name="P1"><text:span text:style-name="T2">Mais pourquoi nous souffrons ? A cause des phénomènes de notre vie, notre vie quotidienne. Nous connaissons tous la souffrance, sinon on ne serait pas ici assis dans le dojo. Voici les 4 sources de souffrances :</text:span></text:p>
      <text:p text:style-name="P7">– La naissance bien sur. Nous avons tous vécu le traumatisme de la naissance.</text:p>
      <text:p text:style-name="P7">– L'âge</text:p>
      <text:p text:style-name="P1"><text:span text:style-name="T2">– La maladie </text:span><text:span text:style-name="T4">(quelqu'un tousse tout le </text:span><text:span text:style-name="T2">temps). Quand on tousse. on veut pas tousser, et on se retient; on a une petite souffrance.</text:span></text:p>
      <text:p text:style-name="P1"><text:span text:style-name="T2">– Et la mort aussi.</text:span></text:p>
      <text:p text:style-name="P7"/>
      <text:p text:style-name="P1"><text:span text:style-name="T2">Bouddha Shakyamuni en parle dans les 4 Nobles Vérités. Surtout dans la première des 4 qui proclame la souffrance psychologique. Comment nous réagissons psychologiquement à chaque chose de la vie. La douleur, c'est la douleur, et ce n'est pas toujours la souffrance. Ça dépend de sa psychologie, et finalement ça dépend de son esprit. Beaucoup de personnes souffrent parce qu'elles sont pauvres. Souvent je croise des personnes qui me demandent de l'argent, et je pense que je suis plus pauvre qu'elles, mais c'est elles qui souffrent. D'ailleurs, les gens, les moines, nonnes qui ont vécu dans la sangha de Bouddha depuis des siècles, pauvrement, et ils ne souffrent pas de cette pauvreté, évidemment. Il y a beaucoup de gens qui souffrent parce qu'ils vivent à Paris. Ils pensent qu'ils seraient plus heureux à la campagne. Le Shin Jin Mei dit, tout au début, « ne choisissez pas si vous voulez suivre la voie », mais voilà, l'esprit est dans la ville, et il choisit la campagne. Le sutra du Hannya Shingyo que nous allons chanter nous dit très clairement que les 5 </text:span><text:span text:style-name="T4">skandha </text:span><text:span text:style-name="T2">sont </text:span><text:span text:style-name="T4">ku, </text:span><text:span text:style-name="T2">sont vides. Les </text:span><text:span text:style-name="T4">skandha, </text:span><text:span text:style-name="T2">ce sont les formes ou les caractéristiques mentales qui constituent notre moi, comme les sensations, les formes... Ce que je suis en train de dire n'est pas une compilation de sources différentes. Ce n'est pas un mélange d'Hindouisme avec le Judéo-christianisme ou autre mélange; mais c'est purement et simplement le bouddhisme Ma</text:span><text:soft-page-break/><text:span text:style-name="T2">hayana. Tous les anciens ici connaissent l'histoire de Gensha et de son maître Seppo. Un jour, Gensha décide de partir visiter d'autres maîtres. Il n'était pas content avec son maître Seppo. Il marchait sur un chemin quand il a cogné son gros orteil sévèrement contre un rocher. Il a crié. « Aïe ! » Puis, dit à lui-même : ce corps n'existe pas. Alors, d'où vient cette souffrance ? C'est ça que nous chantons dans le Hannya Shingyo. Les </text:span><text:span text:style-name="T4">skandha </text:span><text:span text:style-name="T2">sont vides. Les fabrications mentales sont vides. Et puisqu'ils sont vides, cela veut dire que cet esprit, ce corps, ne souffrent pas. C'est une histoire souvent répétée par Maître Deshimaru et par les godo. Toutes les existences sont </text:span><text:span text:style-name="T4">ku, </text:span><text:span text:style-name="T2">nous chantons ceci ensemble. Cela veut dire </text:span><text:span text:style-name="T4">mujo, </text:span><text:span text:style-name="T2">impermanent, sans substance propre. Alors, Gensha crie et se demande d'où vient cette douleur. Ce ne peut pas être le corps puisque le corps n'est pas une entité. Ce n'est pas autonome. le corps c'est l'ensemble des événements actualisés. </text:span><text:span text:style-name="T4">Genjo</text:span><text:span text:style-name="T2">,</text:span><text:span text:style-name="T4"> </text:span><text:span text:style-name="T2">l'actualisation pas les phénomènes, </text:span><text:span text:style-name="T4">shiki. </text:span><text:span text:style-name="T2">C'est important. que nous vivions à travers le corps. Comme ça nous pouvons expérimenter </text:span><text:span text:style-name="T4">genjo. </text:span><text:span text:style-name="T2">Zazen se pratique avec le corps. Ce corps est calme, l'esprit aussi pourtant tous les muscles, tous les nerfs sont éveillés, sont actifs en zazen.</text:span></text:p>
      <text:p text:style-name="P20"><text:span text:style-name="T1">Mercredi</text:span><text:span text:style-name="T5"> 4/10/95 </text:span></text:p>
      <text:p text:style-name="P13">Zazen de 7 h 30 </text:p>
      <text:p text:style-name="P13">Notes : Eve Apprill</text:p>
      <text:p text:style-name="P11"/>
      <text:p text:style-name="P7">------------------------------------------------------------------</text:p>
      <text:p text:style-name="P7"/>
      <text:p text:style-name="P1"><text:span text:style-name="T2">Ne dormez pas. Dormir c'est se poser sur quelque chose. Ne nous posons sur rien. L'esprit ne se pose pas dans le sommeil pendant zazen. L'esprit ne se pose pas dans les </text:span><text:span text:style-name="T4">bonno</text:span><text:span text:style-name="T2">, les illusions ni dans le rêve. L'esprit ne se pose pas dans le non-rêve, dans la non-illusion. L'esprit ne se pose pas dans les choses qui existent, ni dans celles qui n'existent pas L'esprit ne fonctionne pas par étapes – </text:span><text:span text:style-name="T4">shu zen</text:span><text:span text:style-name="T2">,</text:span><text:span text:style-name="T4"> </text:span><text:span text:style-name="T2">le zen par étapes. Il n'y a que réalisation dans le sens d'actualisation.</text:span></text:p>
      <text:p text:style-name="P1"><text:span text:style-name="T2">Je continue la 45</text:span><text:span text:style-name="T6">e</text:span><text:span text:style-name="T2"> strophe de mercredi passé.</text:span></text:p>
      <text:p text:style-name="P7"/>
      <text:p text:style-name="P15">Ceci est comme un rêve, une fleur du vide. </text:p>
      <text:p text:style-name="P1"><text:span text:style-name="T3">Pourquoi devrions nous souffrir pour saisir cette illusion ?</text:span></text:p>
      <text:p text:style-name="P7"/>
      <text:p text:style-name="P1"><text:span text:style-name="T2">Ceci est notre vie. </text:span><text:span text:style-name="T4">Ku</text:span><text:span text:style-name="T2">, on le connaît. Fleur c'est l'illusion, </text:span><text:span text:style-name="T4">bonno</text:span><text:span text:style-name="T2">. Il y a ce Maître Chan qui disait qu'il voyait des fleurs partout à cause de sa mauvaise vision même avec des lunettes, alors il n'attachait pas d'importance à ce qu'il voyait.</text:span></text:p>
      <text:p text:style-name="P1"><text:span text:style-name="T2">Sensei dit un jour que zazen digère, fusionne, transforme les influences multiples de la vie quotidienne, ces graines de karma.</text:span></text:p>
      <text:p text:style-name="P1"><text:span text:style-name="T2">Finalement, il n'y a pas autre chose que la vie quotidienne. Même zazen devient la vie quotidienne mais par zazen, les semences karmiques de la vie, de nos rêves, les fleurs, les arbres, l'herbe ne disparaissent pas comme souvent on le dit mais deviennent une graine de sagesse.</text:span></text:p>
      <text:p text:style-name="P1"><text:span text:style-name="T2">C'est toujours </text:span><text:span text:style-name="T4">bonno soku bodai, </text:span><text:span text:style-name="T2">les illusions dev1ennent satori. Une fois, j'ai parlé des influences de la vie quotidienne et comment elles nous font souffrir. Des histoires d'amour, de sexe, d'argent, de succès, de santé, la vie quand on est face à la mort et cela nous arrive parfois. Souffrance.</text:span></text:p>
      <text:p text:style-name="P1"><text:span text:style-name="T2">Les histoires aussi dans le monde, la Bosnie, Tchernobyl, les essais nucléaires, tout cela nous parvient à travers les six sens, le sixième étant la conscience.</text:span></text:p>
      <text:p text:style-name="P1"><text:span text:style-name="T2">On a souvent l'impression que l'homme sage ne souffre pas, qu'il est au delà de ces semences karmiques mais je ne pense pas que cela soit vrai. Il y a une histoire que Katia a souvent raconté, celle de Maître Yakujo et le renard. Un maître zen avait dit qu'il était au delà du karma ainsi il est rené en renard pendant des milliers d'années. Il était trop malin pour une peau humaine alors il s'est transformé en peau de renard. Ainsi, en mondo on peut remarquer que beaucoup de gens pensent qu'ils peuvent arrêter leurs illusions pendant ou par zazen. Pendant zazen on ne les arrête pas du tout et même par zazen non plus.</text:span></text:p>
      <text:p text:style-name="P1"><text:span text:style-name="T2">Sensei a pratiqué pendant plus de 40 ans et ses illusions ne se sont jamais arrêtées. Ce n'est pas moi qui le dit, c'est lui.</text:span></text:p>
      <text:p text:style-name="P1"><text:span text:style-name="T2">De penser que ses illusions doivent être arrêtées, disait Sensei, est une autre illusion. Vous ne devez pas vous échapper ou courir après quoi que ce soit. Pour la plupart des gens, les illusions sont signe d'un mauvais karma. Mais un vrai sage peut produire de la sagesse à partir des illusions, comme les vagues ne chassent pas le reflet de la lune dans l'eau, les illusions pendant zazen ne troublent pas le satori.</text:span></text:p>
      <text:p text:style-name="P1"><text:span text:style-name="T2">Cela ne nous laisse pas grand chose. Nous n'avons pas de </text:span><text:span text:style-name="T4">koan</text:span><text:span text:style-name="T2"> à résoudre l'un après l'autre. Nous n'avons pas vraiment de méthode. Ne baillez pas. Si vous tendez fortement la colonne à partir de la cinquième lombaire vers le haut et vers le bas, vous ne bâillerez pas. Pas de méthode. Pas d'étape, pas de moyens pour nous débarrasser de nos illusions, pas de technique, même pas de posture. Non posture. </text:span><text:span text:style-name="T4">Muso</text:span><text:span text:style-name="T2">.</text:span></text:p>
      <text:p text:style-name="P1"><text:span text:style-name="T2">J'ai étudié beaucoup de sources du zen, aussi ce qui existe aujourd'hui. Une des différences fondamentale que je remarque dans le Soto ou le Rinzai c'est que tous les autres enseignements proposent des étapes, des carottes. Ce ne sont pas des pratiques suprêmes.</text:span></text:p>
      <text:p text:style-name="P1"><text:span text:style-name="T2">Il ne nous reste qu'une chose, c'est l'actualisation des phénomènes ici et maintenant, pas seulement ici mais surtout maintenant. Et ainsi, l'Univers devient la vie quotidienne et pas l'inverse.</text:span></text:p>
      <text:p text:style-name="P21">Mercredi 4 octobre 1995</text:p>
      <text:p text:style-name="P4">Zazen de 19 h</text:p>
      <text:p text:style-name="P4">Prise de notes : Isabelle Boisserand</text:p>
      <text:p text:style-name="P7"/>
      <text:p text:style-name="P7">Le commencement de zazen, c'est quand on entre dans le dojo. On n'a pas besoin d'attendre la cloche pour se mettre en zazen. C'est pas une course et quand on sonne la cloche dix ou douze fois ça veut dire qu'on ne bouge plus du tout et quand vous entendez la cloche qui sonne trois fois c'est le godo qui s'assoit.</text:p>
      <text:p text:style-name="P7">Aujourd'hui, il y a eu toutes sortes de mouvements, même une personne qui tire la chasse d'eau après les trois coups de cloche.</text:p>
      <text:p text:style-name="P1"><text:span text:style-name="T2">Dans cette pratique, nous demandons très peu ; dans votre vie quoti­dienne, vous faites ce que vous voulez. Seulement dans le dojo, il faut être complètement exact. Dans la pratique de zazen, on ne cherche pas à fuir les bruits et à retrouver le silence. Notre pratique ne con­siste pas à chercher la paix de l'esprit ou un esprit en paix, mais plutôt chercher l'esprit n'importe où il se trouve.</text:span></text:p>
      <text:p text:style-name="P7">Si vous dormez ou si vous avez trop de pensées, demandez le kyosaku.</text:p>
      <text:p text:style-name="P7">Le kyosaku est bon pour tous les esprits qui ont tendance à se poser sur quelque chose, comme sur des pensées, sur le sommeil.</text:p>
      <text:p text:style-name="P7"/>
      <text:p text:style-name="P1"><text:span text:style-name="T2">Après avoir pratiqué quelques années, si cette pratique nous convient, que l'on veut suivre l'enseignement de Bouddha et que l'on veut suivre une vie haute et profonde, élevée, on demande l'ordination de Bodhi­sattva, de moine.</text:span></text:p>
      <text:p text:style-name="P1"><text:span text:style-name="T2">A l'ordination, on reçoit un kesa, ce qu'on porte sur l'épaule gauche ou un rakusu qui représente le kesa ; on le porte autour de la nuque. Cela veut dire qu'on entre dans la lignée des Bouddhas, des patriarches, des maîtres, des moines, des nonnes. A partir de ce jour-là, on le porte toujours pendant zazen. On peut porter le rakusu aussi quand on veut. On ne le porte pas que pour soi-même.</text:span></text:p>
      <text:p text:style-name="P7">Je dis cela parce qu'il y a des anciens ou des demi-anciens qui vien­nent régulièrement ici et sont là ce soir et qui ne portent ni leur kesa ni leur rakusu.</text:p>
      <text:p text:style-name="P7"/>
      <text:p text:style-name="P1"><text:span text:style-name="T2">Dans notre lignée, Bouddha, Bodhidharma, Dogen, Kodo Sawaki, Deshimaru, nous, dans cette lignée, nous sommes à peu près les seuls où les nouveaux peuvent non seulement s'asseoir dès leur premier zazen avec les anciens, peuvent pratiquer en habits civils, de couleur sombre de pré­férence, mais après avoir pratiqué un certain temps normalement mettent un kimono noir.</text:span></text:p>
      <text:p text:style-name="P1"><text:span text:style-name="T2">Tant que le kimono noir exprime quelque chose et le kesa et le rakusu encore plus. Les personnes qui pratiquent depuis longtemps, aussi les personnes qui pratiquent en civil aussi expriment quelque chose et des anciens qui ne portent pas le kesa ou le rakusu, eux aussi expriment quelque chose.</text:span></text:p>
      <text:p text:style-name="P1"><text:span text:style-name="T2">Cette lignée aussi, c'est surtout une lignée qui transmet le kesa et le rakusu, dont Maître Deshimaru dit : « Ceux qui ont pratiqué depuis de nombreuses années ou juste 3 ou 4 et qui ne portent pas un kesa ou un rakusu, eux ne font pas une pratique du véhicule suprême, maha­yana, mais simplement une pratique comme une posture de yoga, pour la bonne santé, pour trouver la bonne santé. »</text:span></text:p>
      <text:p text:style-name="P1"><text:span text:style-name="T2">Et chercher la bonne santé ici dans ce dojo, c'est une pratique égoïste. Il faut toujours aller vers ku, pratique spirituelle. Une pratique sans but personnel, </text:span><text:span text:style-name="T4">mushotoku</text:span><text:span text:style-name="T2">,</text:span></text:p>
      <text:p text:style-name="P1"><text:span text:style-name="T2">Si un homme nous dit : « Moi,</text:span><text:span text:style-name="T4"> </text:span><text:span text:style-name="T2">j'aide les affamés en Afrique, boat people, j'aide les pauvres, j'aide les malades, et vous qui êtes assis sur un coussin devant un mur, vous, vous aidez qui ? »</text:span></text:p>
      <text:p text:style-name="P7">Si vous avez un rakusu ou un kesa, vous pouvez répondre, sinon c'est très difficile.</text:p>
      <text:p text:style-name="P1"><text:span text:style-name="T2">Les pouces qui tombent veulent dire la fatigue. Si vous arrivez à transformer l'air en oxygène en énergie, dans le </text:span><text:span text:style-name="T4">kikai tanden</text:span><text:span text:style-name="T2">, dans le hara, vous ne serez plus fatigué. Ce n'est pas une question de quantité d'air mais la qualité de la respiration. C'est difficile pourtant de respirer bien. Si on suit ses pensées, si l'esprit se pose sur les pensées ou sur le côté glauque, le sommeil, la respiration ne peut pas être bonne et elle est bloquée.</text:span></text:p>
      <text:p text:style-name="P7"/>
      <text:p text:style-name="P7"/>
      <text:p text:style-name="P7"/>
      <text:p text:style-name="P6"/>
      <text:p text:style-name="P23"/>
      <text:p text:style-name="P4">Dimanche 8 octobre 1995</text:p>
      <text:p text:style-name="P1"><text:span text:style-name="T1">Zazen de 11 heures</text:span></text:p>
      <text:p text:style-name="P1"><text:span text:style-name="T1">Prise de notes : Isabelle Boisserand</text:span></text:p>
      <text:p text:style-name="P7"/>
      <text:p text:style-name="P1"><text:span text:style-name="T2">Ne restez pas dans vos pensées. C'est comme l'écume des vagues. On n'annule pas les pensées. Il faut aller dans la respiration. On va dans les profondeurs sans dormir.</text:span></text:p>
      <text:p text:style-name="P7">Ne regardez pas le kyosaku mais vous-même, sinon vous perdez votre temps.</text:p>
      <text:p text:style-name="P1"><text:span text:style-name="T2">Fuyodokai a dit : « Planter sur la pierre, ça veut dire ne plantez pas là où vos pensées peuvent développer des racines. Ça veut dire laisser passer. Ça veut dire aussi être dans le présent, maintenant.</text:span></text:p>
      <text:p text:style-name="P7"/>
      <text:p text:style-name="P1"><text:span text:style-name="T2">Je continue la 45</text:span><text:span text:style-name="T6">e</text:span><text:span text:style-name="T2"> strophe du </text:span><text:span text:style-name="T4">Shin Jin</text:span><text:span text:style-name="T2"> </text:span><text:span text:style-name="T4">Mei</text:span><text:span text:style-name="T2">,</text:span><text:span text:style-name="T4"> </text:span><text:span text:style-name="T2">que je commente depuis décembre 93.</text:span></text:p>
      <text:p text:style-name="P7">Maître Sosan dit : </text:p>
      <text:p text:style-name="P17">Ceci est comme un rêve, une fleur de vacuité. </text:p>
      <text:p text:style-name="P1"><text:span text:style-name="T4">Pourquoi devons-nous souffrir pour saisir ses illusions ?</text:span></text:p>
      <text:p text:style-name="P7"/>
      <text:p text:style-name="P1"><text:span text:style-name="T4">Ceci est comme un rêve</text:span><text:span text:style-name="T2">. Notre vie est comme un rêve, une fleur de va­cuité, une fleur de </text:span><text:span text:style-name="T4">ku</text:span><text:span text:style-name="T2">. Des idées, la vacuité, les illusions, c'est ça les fleurs de </text:span><text:span text:style-name="T4">ku</text:span><text:span text:style-name="T2">.</text:span></text:p>
      <text:p text:style-name="P7">Pourquoi nous souffrons tant, pour saisir que des illusions ?</text:p>
      <text:p text:style-name="P1"><text:span text:style-name="T2">L'autre jour j'ai parlé que l'homme souffre dans la vie quotidienne. Tous nos problèmes, chacun de nous nous parvient à travers nos six sens. Le 6</text:span><text:span text:style-name="T6">e</text:span><text:span text:style-name="T2"> sens, c'est la conscience, c'est l'esprit. Maître Deshimaru disait que souffrir c'est toujours penser qu'on souffre. C'est pas une question de souffrance, c'est une question d'esprit.</text:span></text:p>
      <text:p text:style-name="P1"><text:span text:style-name="T2">Si on est bourré de doutes et de peurs bien sûr on va souffrir et ce n'est pas à cause de que l'on souffre. Beaucoup de gens disent : « Moi je souffre parce que je suis</text:span><text:span text:style-name="T4"> </text:span><text:span text:style-name="T2">à Paris. Mais à la campagne avec les animaux, le coq, le cochon je suis heureux. » Mais tout ça ce n'est qu'un état d'esprit. Ça n'a rien à voir avec heureux ou pas. C'est juste l'esprit qui</text:span><text:span text:style-name="T4"> </text:span><text:span text:style-name="T2">décide d'être heureux à la campagne et malheureux en ville.</text:span></text:p>
      <text:p text:style-name="P1"><text:span text:style-name="T2">Dans le bouddhisme nous avons une image pour décri~e toutes sortes de souffrances </text:span><text:span text:style-name="T4">qui </text:span><text:span text:style-name="T2">existent. Ça s'appelle la roue de la vie. Dans presque tous les temples tibétains, on voit des représentations de cette roue de la vie.</text:span></text:p>
      <text:p text:style-name="P1"><text:span text:style-name="T2">Cette roue est divisée en six: les six domaines du monde de samsara. Samsara, c'est répétition, répétition d'une souffrance après une autre. Chacun de ces six domaines représentent une existence non éveillée.</text:span></text:p>
      <text:p text:style-name="P7">Une au milieu de la roue, c'est-à-dire au noyau de la roue.</text:p>
      <text:p text:style-name="P1"><text:span text:style-name="T2">Nous avons un dessin d'un coq, un serpent et un porc. Ces trois an~­maux représentent les causes principales de la souffrance: le coq représente dans le bouddhisme le désir passionné, l'attachement.</text:span></text:p>
      <text:p text:style-name="P7">Beaucoup d'entre nous connaissent. Le serpent, c'est la haine, l'aver­sion, la répugnance. On n'a peut-être pas souvent la haine mais on a souvent la répulsion pour une chose, une personne. Et le porc c'est l'ignorance, courir après l'ego.</text:p>
      <text:p text:style-name="P1"><text:span text:style-name="T2">Et dans les dessins on les voit courir tous les trois les uns après les autres. C'est le cycle, samsara.</text:span></text:p>
      <text:p text:style-name="P1"><text:span text:style-name="T2">Les six mondes, il y a le paradis. Après au paradis en bas il y a naraka, l'enfer. Puis il y a asura, les guerriers et opposés aux asuras, il y a le monde des animaux. Puis il y a le domaine des hommes, et opposés de cela, il y a les </text:span><text:span text:style-name="T4">gaki</text:span><text:span text:style-name="T2">, les affamés.</text:span></text:p>
      <text:p text:style-name="P1"><text:span text:style-name="T2">Ceux qui vivent au paradis c'est le </text:span><text:span text:style-name="T4">deva</text:span><text:span text:style-name="T2">. Ce n'est pas un paradis chrétien qui est après la mort. Dans le bouddhisme, le paradis c'est ici. C'est les plaisirs esthétiques, l'insouciance, la danse, la musi­que. C'est des personnes qui ont oublié la souffrance des autres êtres humains. Quoi qu'il en soit, leur état ne dure pas. Ils ne pratiquent pas. Ils sont trop bien pour pratiquer. Mais petit à petit, ils tombent dans les domaines inférieurs.</text:span></text:p>
      <text:p text:style-name="P1"><text:span text:style-name="T2">Il y a les asuras, les guerriers, ceux qui ne comprennent les choses qu'avec la force ou la lutte. Les animaux, ils sont toujours prêts à capituler, à renoncer. Et toujours à renoncer face aux instincts incontrôlables. Puis il y a l'état de l'homme. L'homme c'est le seul état où l'on peut sortir de </text:span><text:soft-page-break/><text:span text:style-name="T2">la roue de samsara. Bien sûr je parle de l'homme normal.</text:span></text:p>
      <text:p text:style-name="P1"><text:span text:style-name="T2">Puis il y a les </text:span><text:span text:style-name="T4">gaki</text:span><text:span text:style-name="T2">, les affamés. C'est des esprits toujours agités, les insatisfaits. Ce qu'ils mangent est indigeste. Ils sont toujours dessinés avec de gros ventres et des cous longs et minces. Puis ils mangent et leur ventre gonfle. Ils ne digèrent pas.</text:span></text:p>
      <text:p text:style-name="P1"><text:span text:style-name="T2">La roue de la vie représente la loi de causalité. Tous ces états représentent l'homme qui sait attraper quelque chose pour lui ou rejeter.</text:span></text:p>
      <text:p text:style-name="P7">Mais à partir de la pratique de zazen nous pouvons voir nous-mêmes et notre désir de saisir, de rejeter.</text:p>
      <text:p text:style-name="P1"><text:span text:style-name="T2">Par exemple désir de bouger, désir que la cloche sonne, qu'on peut partir. Désir de saisir une pensée ou une autre particulière à soi­-même. Le désir de dormir, évitez.</text:span></text:p>
      <text:p text:style-name="P1"><text:span text:style-name="T2">La première chose que nous faisons inconsciemment, c'est de réaliser comment nous sommes nous-mêmes. Pour les personnes qui débutent dans le zen, qui débutent sincèrement, c'est souvent assez déprimé qu'ils constatent où ils en sont. Après ils constatent qu'ils ne sont pas les seuls. Quand nous sommes ensembles et ainsi le cerveau frontal se calme petit à petit et avec beaucoup plus de pratique que nous pouvons réaliser que nous ne pouvons pas éviter nos illusions. Et à partir de cette réalisation profonde, nous pouvons couper notre mauvais karma, le trancher. Nous pouvons sortir de cette course infernale pour quel­que chose. Nous pouvons commencer à vraiment pratiquer sur la voie.</text:span></text:p>
      <text:p text:style-name="P1"><text:span text:style-name="T2">Alors nous avons compris que nous pouvons, bien que nous ne pouvons pas et les jeter par la fenêtre, mais plutôt nous pouvons transformer par exemple les désirs sensuels pour les désirs de la Voie. Ainsi la pratique de la Voie consiste à avoir des relations humaines d'un avec l'autre, pas pour les posséder pour nous aider mutuellement. Ainsi nous disons: « Ne venez pas une fois par semaine, mais plus souvent. » Ainsi nous disons : « Venez prendre un pot au bar à côté. Venez manger le samedi, nous avons un repas préparé. » Et pourtant nous ne faisons pas ainsi. Chaque <text:s text:c="2"/>instant nous essayons de fuir pour avoir autre chose. Le repas est préparé pour plein de gens. C'est de la très bonne nourri­ture. Mais hier, comme souvent c'est arrivé, les gens viennent pour avoir un pot et ils vont manger dans des restaurants à côté avec leur groupe favori. Ils payent trois fois, quatre fois plus cher mais ça vaut le coup. Comme ça ils ne sont pas avec nous. Mais tout cela ne vous concerne pas tellement. Vous n'étiez pas là hier. J'en parlerai mercredi aux personnes concernées.</text:span></text:p>
      <text:p text:style-name="P1"><text:span text:style-name="T2">Venir pratiquer zazen, pratiquer </text:span><text:span text:style-name="T4">mushotoku</text:span><text:span text:style-name="T2">, sans but, </text:span><text:span text:style-name="T4">hishiryo</text:span><text:span text:style-name="T2">, au­-delà de la pensée personnelle ne consiste pas seulement à payer son entrée puis partir après à toute vitesse mais c'est de donner autrement.</text:span></text:p>
      <text:p text:style-name="P7"/>
      <text:p text:style-name="P7"/>
      <text:p text:style-name="P4">MONDO</text:p>
      <text:p text:style-name="P7"/>
      <text:p text:style-name="P1"><text:span text:style-name="T2">Q : Il y a 2 notions que je trouve extrêmement difficiles. Est-ce que c'est de l'illusion de penser que zazen peut nous faire avancer dans le domaine de la dualité ? Comment faire un avec les autres qui nous en­tourent. Comment dépasser notre conscience personnelle ?</text:span></text:p>
      <text:p text:style-name="P7"/>
      <text:p text:style-name="P1"><text:span text:style-name="T2">R : Un est lié avec l'autre. La 1</text:span><text:span text:style-name="T6">ère</text:span><text:span text:style-name="T2"> et la 2</text:span><text:span text:style-name="T6">ème</text:span><text:span text:style-name="T2"> question sont liées.</text:span></text:p>
      <text:p text:style-name="P7">Si vous dépassez votre conscience personnelle, vous faites un avec les autres. C'est une idée. Il faut dépasser son petit ego. Avec zazen on se regarde et ça va inconsciemment naturellement dépasser son petit ego. Pas avec la tête. Par exemple pendant zazen quand Maître Deshimaru la première fois que j'ai fais zazen il a dit : « Ici, différent des autres dojos, il n'y a rien à obtenir. »</text:p>
      <text:p text:style-name="P7">Et j'étais pas content à Pernety parce que ce n'était pas rinzai. C'était soto et quand il a dit, j'ai pensé que c'était pour moi, que pour moi qu'il disait ça.</text:p>
      <text:p text:style-name="P1"><text:span text:style-name="T2">Ça a dû vous arriver; vous pensez: il parle pour moi. C'est une position de grande spiritualité et ça fait une opposition en même temps. Bouddha a eu son satori « Moi seul suis éveillé », l'univers et lui font un. Ce n'est pas avec l'intelligence. Ça se passe avec tous les petits phénomènes de la vie. C'est un bon exemple. Pas égoïste.</text:span></text:p>
      <text:p text:style-name="P7">Difficile à comprendre mais c'est pas difficile. Il faut pratiquer. Laisser passer. Ne dormez pas en zazen si possible. Vous pratiquez depuis longtemps ?</text:p>
      <text:p text:style-name="P7"/>
      <text:p text:style-name="P7"><text:soft-page-break/>Q : Un an.</text:p>
      <text:p text:style-name="P7"/>
      <text:p text:style-name="P1"><text:span text:style-name="T2">R : Maître Joshu a dit : « Si vous pratiquez 10 ans et ne trouvez pas la Voie, vous pouvez me trancher la tête et vous vous en servirez comme lavabo. » Il a dit 5 ou 10 ans. Je dis pareil.</text:span></text:p>
      <text:p text:style-name="P7"/>
      <text:p text:style-name="P7"/>
      <text:p text:style-name="P25">Mercredi 11/10/95 zazen de 7 h 30 <text:s/></text:p>
      <text:p text:style-name="P18">Notes : Eve Apprill – Godo : Philippe COUPEY</text:p>
      <text:p text:style-name="P19">------------------------------------------------------------------</text:p>
      <text:p text:style-name="P19"><text:s/></text:p>
      <text:p text:style-name="P1"><text:span text:style-name="T8">Certaines personnes sont tellement rigides quand on les corrige qu'il faudrait un pied de biche pour les faire bouger. Il faut être ferme mais souple aussi. Notre posture a peut-être la silhouette d'une montagne, mais nous ne sommes pas un tas de pierre et de boue. Avec l'éveil on devient léger. On dit : "sans toucher l'objet". WANSHI en parle, Dogen aussi. Sans toucher l'objet. Pas d'objet, pas de sujet non plus. Demain je vais faire une conférence à Lille. Pourquoi les gens viennent-ils aux conférences? Ils veulent toucher, toucher le zen. Ils ont tellement entendu ce mot qu'il y a même un coiffeur près de chez moi qui s'appelle Coiffeur Zen. Ils ont une idée du zen. <text:s/>Souvent on nous dit : "vous devriez rencontrer telle ou telle personne, elle est très zen". Mais rien ni personne n'est zen. D'après les définitions que l'on donne à ce mot, Maître Deshimaru était encore moins zen que n'importe qui. D'ailleurs ce mot zen est un mot bâtard A l'origine il vient du chinois </text:span><text:span text:style-name="T10">Tso-chan </text:span><text:span text:style-name="T8">qui signifie assis dans la philosophie. A l'époque, il y avait des écrivains qui voulaient répandre l'idée du zen et ils ont laissé tomber le mot. Ce ne sont pas les pratiquants qui ont fait ce mot. D'ailleurs Dogen ne s'en servait jamais. S'il avait besoin d'un mot pour exprimer cette pratique que nous faisons, il disait </text:span><text:span text:style-name="T10">Butsu do, </text:span><text:span text:style-name="T8">la voie du Bouddha, ou la voie.</text:span></text:p>
      <text:p text:style-name="P1"><text:span text:style-name="T8">Les personnes qui sont attirées par le mot zen et les définitions qu'ils donnent à ce mot seront étonnées de savoir que dans cette pratique soit disant zen il n'y a pas d'odeur. Rien à voir non plus. Ce n'est pas exotique. Il n'y a rien à entendre, à écouter. Il n'y a rien d'humain. Il faut comprendre qu'il n'y a rien d'humain et que l'homme on le tue. Ce sont des images pour décrire l'ego, la partialité à soi-même. C'est pour cela que nous sommes profonds mais aussi légers. Nous ne restons sur rien. Quand nous restons sur un petit détail pendant zazen, kinhin, à ce moment-là, il faut un pied de biche pour nous déloger. Cela ne veut pas dire que notre esprit ne fonctionne pas sur tous les niveaux... Pendant la cérémonie, nous avons besoin des six sens. Avec les yeux nous pouvons suivre, voir Bouddha, la statue, avec les oreilles nous pouvons écouter les sons du mokugyo, avec la bouche chanter le</text:span><text:span text:style-name="T10"> Hannya Shingyo</text:span><text:span text:style-name="T8">, <text:s/>avec le cerveau comprendre le sutra, avec le corps nous plier pour faire sanpai. Flexibilité. Aussi notre esprit d'ensemble, de collectivité, d'harmonie fonctionne. (On n'a pas besoin de penser que les autres ne font pas partie de cette sangha, qu'il y a des voleurs à l'extérieur et des honnêtes gens à l'intérieur.</text:span></text:p>
      <text:p text:style-name="P1"><text:span text:style-name="T8">Le samedi après zazen on prend un pot, puis on mange. Certains godo ont des rendez-vous dix minutes après la sortie de dojo. Certains ne sont jamais présents. Ce n'est pas bien. Il y a aussi des personnes qui n'ont pas de rendez-vous mais qui tournent autour, regardent ce qu'il y a à manger. Ce sont surtout des anciens. Je voulais en parler quand ils sont présents, mais les anciens en question ne le sont pas ce matin. Au lieu de fonctionner ensemble, ils vont manger côté. Pour eux, l'argent n'est pas un problème, il sont prêts ˆ payer cinq fois la somme que l'on paye à Dallery. Ils n'aiment pas l'ambiance. Il y a Loulou qui se pointe et fait son cinéma, alors il y a des petits groupes qui se forment et qui vont manger ailleurs. Il y a une poignée de personnes et beaucoup de nourriture qui restent, par contre... Ces gens ne sont pas seulement partis manger seul avec leurs amants, leurs femmes, <text:s/>ils emmènent d'autres avec eux. Ce n'est pas du tout l'esprit du zen de Deshimaru, de </text:span><text:span text:style-name="T10">Butsu do... </text:span><text:span text:style-name="T8">Bientôt il faudra trouver un nouveau dojo. Tout le monde le dit. Mais qui va chercher ? ceux qui ne mangent pas avec nous? bien sûr que non; ceux qui ont des rendez- vous en sortant du zazen? bien sûr que non. Il faut aussi toucher l'objet, être concentrés ensemble. </text:span><text:span text:style-name="T10">Zanshin <text:s/></text:span><text:span text:style-name="T8">veut dire concentration après que l'action soit terminée.</text:span></text:p>
      <text:p text:style-name="P19"/>
      <text:p text:style-name="P25">Mercredi 18/10/95 zazen de 7 h 30 <text:s/></text:p>
      <text:p text:style-name="P18">Notes : Eve Apprill – Godo : Philippe COUPEY</text:p>
      <text:p text:style-name="P19">------------------------------------------------------------------</text:p>
      <text:p text:style-name="P19"><text:s/></text:p>
      <text:p text:style-name="P1"><text:span text:style-name="T8">Concentrez-vous jusqu'au bout des doigts, des pieds, mais pas comme dans la caricature d'Hakuin, un maître rinzai des années 1700 où on le voit avec les dents serrées et les poignets aussi. Concentrez-vous naturellement.</text:span></text:p>
      <text:p text:style-name="P1"><text:span text:style-name="T8">Hakuin et son ami moine étaient allé faire une sesshin de 7 jours dans la montagne, une sesshin de style rinzai, l'un en face de l'autre. Au milieu, ils mirent un bâton, un morceau de bois appelé kyosaku mais qui faisait plutôt penser à une matraque. Ils avaient décidé que le premier qui fermerait les yeux recevrait un coup entre les deux yeux. Sept jours passèrent et personne ne bougea. Ceci n'est pas la concentration que nous pratiquons ici. M</text:span><text:span text:style-name="T12">e</text:span><text:span text:style-name="T8"> Kodo Sawaki disait que le samadhi des Patriarches, <text:s/>c'est à dire la concentration, était plutôt de faire soi-même avec soi-même, par soi-même. Faire soi-même n'est pas l'imagination, c'est la créativité inconsciente avec soi-même.</text:span></text:p>
      <text:p text:style-name="P1"><text:span text:style-name="T8">Ne mettez pas une tête au-dessus de votre tête. Par soi-même, personne ne peut pratiquer le </text:span><text:span text:style-name="T10">samadhi</text:span><text:span text:style-name="T8"> si ce n'est par soi-même. La concentration est sans but, sinon ce n'est pas authentique, ce n'est pas l'existence. </text:span><text:span text:style-name="T10">Samadhi</text:span><text:span text:style-name="T8"> c'est l'existence. Maître Dogen le dit : </text:span><text:span text:style-name="T10">samadhi</text:span><text:span text:style-name="T8"> c'est l'existence, rien d'autre. Cela veut dire que c'est partout, dans le dojo, le métro. J'ai perdu mon kimono l'autre jour dans le métro, je n'étais pas concentré du tout.</text:span></text:p>
      <text:p text:style-name="P1"><text:span text:style-name="T8">Maître Deshimaru disait de la concentration qu'elle était </text:span><text:span text:style-name="T10">Jijuyu zanmai,</text:span><text:span text:style-name="T8"> l'authentique réjouissance. </text:span></text:p>
      <text:p text:style-name="P19">Voici une histoire que les anciens connaissent sur la concentration sans but. Il s'agit d'un maître qui est allé vivre dans la montagne. Nombreux l'ont fait non parce qu'ils fuyaient la ville, le bruit, mais parce que le loyer était moins cher. Fuyodokai est parti parce qu'il était viré de la ville. Nyojo, Maître Raisan aussi. </text:p>
      <text:p text:style-name="P1"><text:span text:style-name="T8">Sensei disait de Raisan que c'était un grand maître qui faisait seulement zazen. On ne parle jamais de ses disciples. Il se peut qu'il n'en ait pas eu. Maître Daishi n'en avait pas non plus. Donc, Raisan vivait dans la montagne et cultivait des patates douces. C'était en Chine pendant la dynastie Tang, je crois. L'empereur qui était un homme intelligent mais sévère avait entendu parler de Raisan parce qu'on l'appelait le maître qui pète. Il pétait beaucoup en conséquence de toutes les patates qu'il mangeait. L'empereur voulu le voir et lui donner quelque chose, un dojo, un temple. Raisan vivait dans un pauvre ermitage qui pour toute fenêtre avait des trous dans les murs. Cette histoire devenait une grande affaire et l"empereur lui envoya un messager spécial avec une grande suite comme pour une grande occasion. Au moment de leur arrivée, Raisan se trouvait dans sa hutte et ne voulut pas ouvrir sa porte. Il y a des gens comme cela, on frappe, ils n'ouvrent pas. Le téléphone sonne, ils ne répondent pas. Le messager a regardé par le trou et a vu Raisan devant le brasier en train de manger une patate douce. Il a crié : "ouvrez, je suis le messager de l'empereur. Il vous demande de venir au plus vite". Raisan répond : "non". Le messager étonné, ne sachant quoi dire dit : "votre nez coule" (en effet, son nez coulait). "Je suis en train de manger réplique Raisan, je n'ai pas le temps de m'occuper de mon nez". En tout cas, il fut impossible de lui faire ouvrir la porte et de lui parler. Le messager est alors retourné au palais et a raconté son histoire ˆ l'empereur qui en fut très amusé. "Tout le monde recherche mes invitations, pensa-t-il, et lui seul a refusé". L'empereur comprit qu'il était inutile d'insister et il s'est alors dit je vais lui donner des terres et il pourra continuer de cultiver ses patates. Il lui a donc offert de grandes terres, non pour faire un dojo mais pour qu'il puisse continuer ˆ cultiver ses patates douces. </text:span></text:p>
      <text:p text:style-name="P19">Il faut comprendre par ceci que le non-désir est un mérite infini, continu, éternel, comme zazen, comme le samadhi, pour rien.</text:p>
      <text:p text:style-name="P21">Mercredi 11 octobre 1995</text:p>
      <text:p text:style-name="P4">Zazen de 19 heures</text:p>
      <text:p text:style-name="P4">Prise de notes : Isabelle Boisserand</text:p>
      <text:p text:style-name="P7"/>
      <text:p text:style-name="P7">Ne restez pas dans le silence, dans le bien-être de la posture, le sama­dhi du bien-être dans la posture. C'est un samadhi limité.</text:p>
      <text:p text:style-name="P7">Le kyosakumen doit faire attention à ne pas faire de bruit en traînant les pieds sur le tapis.</text:p>
      <text:p text:style-name="P1"><text:span text:style-name="T4">Zanshin</text:span><text:span text:style-name="T2"> veut dire : concentration continue, après que l'action soit terminée.</text:span></text:p>
      <text:p text:style-name="P7">Créativité, ce n'est pas la même chose qu'imagination.</text:p>
      <text:p text:style-name="P1"><text:span text:style-name="T2">La 45</text:span><text:span text:style-name="T6">e</text:span><text:span text:style-name="T2"> strophe du Shin Jin Mei, je continue.</text:span></text:p>
      <text:p text:style-name="P7"/>
      <text:p text:style-name="P1"><text:span text:style-name="T3">Ceci est comme un rêve, une fleur de vacuité, fleur de </text:span><text:span text:style-name="T1">ku</text:span><text:span text:style-name="T3">.</text:span></text:p>
      <text:p text:style-name="P15">Pourquoi devrons-nous souffrir pour saisir cette illusion ?</text:p>
      <text:p text:style-name="P7"/>
      <text:p text:style-name="P1"><text:span text:style-name="T2">On souffre à cause de son imagination. On imagine qu'il y a plus que juste des fleurs dans le ciel. Je pense qu'un homme éveillé c'est comme un homme sur une autre planète. Dans les temps primitifs, ce n'était pas l'imagination qui se développait mais l'esprit instinctif qui est aussi créatif. Ce n'est pas par l'imagination qu'on a créé les premiers outils. On n'a pas imaginé l'outil avant de l'avoir fait.</text:span></text:p>
      <text:p text:style-name="P1"><text:span text:style-name="T2">Un esprit primitif, instinctif, c'est un esprit qui vient du hara, du </text:span><text:span text:style-name="T4">kikai tanden</text:span><text:span text:style-name="T2">. C'est esprit qui produit la pensée spirituelle ou non-pensée spirituelle, la sainteté ; mais au fur et à mesure que l'es­prit instinctif, l'esprit du thalamus, hypothalamus s'est affaibli, l'imagination a grandi. Au fur et à mesure que l'imagination grandit, le corps s'affaiblit aussi. Bien que nous ayons produit des miracles dans le domaine scientifique, ce ne sont que des produits de l'imagina­tion de l'homme et ne touchent que la surface.</text:span></text:p>
      <text:p text:style-name="P7">Quand j'étais en Inde, deux bouddhistes non touchables, hindous convertis au bouddhisme et qui vivaient dans un monastère tout nouveau, sont venus me voir, m'ont dit que pour eux ce qui est le plus important c'est la science. Ils venaient d'apprendre que l'américain astronaute a marché sur la lune.</text:p>
      <text:p text:style-name="P1"><text:span text:style-name="T2">J'ai essayé d'expliquer mon point de vue. La science n'est pas tellement différente des jeux qu'on trouve dans les cafés, </text:span><text:span text:style-name="T4">pinball</text:span><text:span text:style-name="T2">, c'est basé sur le même principe.</text:span></text:p>
      <text:p text:style-name="P1"><text:span text:style-name="T2">Ça n'a rien à voir avec l'homme, le coeur, l'esprit de l'homme. Quoi qu'il en soit, ils m'ont demandé des détails sur cet homme, Huilène, et je me souviens avoir lu qu'un des grands problèmes pour les astro­nautes était de ne rien faire sous le stress et aussi sous le fait d'être sans pesanteur. On a parlé de lui donner des injections, des anesthésies comme chez le dentiste, ou des tranquillisants. Mais à la fin Huilène a refusé tout, et sur ce voyage à la lune il a découvert Dieu.</text:span></text:p>
      <text:p text:style-name="P1"><text:span text:style-name="T2">Quand il est arrivé sur la lune, les premières paroles c'était sur Dieu. Il était télévisé partout dans le monde à ce moment-là. Vous l'avez certainement vu. Et à son retour il était salué comme un saint, on faisait </text:span><text:span text:style-name="T4">sanpai</text:span><text:span text:style-name="T2">, véné­ration. Après tout ce travail technique, scientifique dans ce véhicule volant, ce n'était plus son travail de diriger le véhicule mais plutôt de voir son esprit. Toute imagination a été mise de côté.</text:span></text:p>
      <text:p text:style-name="P7">Maintenant comment est-ce pour lui la grande créativité ?</text:p>
      <text:p text:style-name="P7">Les changements de ces cinquante dernières années sont très impression­nants. Mais où en sommes nous ?</text:p>
      <text:p text:style-name="P1"><text:span text:style-name="T2">On a demandé à Huilène ce qu'il a vu. Il a dit : « J'ai vu Dieu ». On envoie un maître zen sur la lune. On lui demandera : « Qu'est ce que tu as vu ? » Il dira peut-être : « Un chêne dans le jardin. » C'est la même chose. Mais les gens ne vont pas être contents. Ils voudront que le maître zen dise : « J'ai eu un grand satori, tout a changé. »</text:span></text:p>
      <text:p text:style-name="P7">Mais en vérité rien du tout a changé.</text:p>
      <text:p text:style-name="P1"><text:span text:style-name="T2">La 45</text:span><text:span text:style-name="T6">e</text:span><text:span text:style-name="T2"> strophe dit que puisque tout est comme un rêve, pourquoi saisir cette illusion ?</text:span></text:p>
      <text:p text:style-name="P1"><text:span text:style-name="T2">L'homme voit quelque chose de spécial, nous tous, mais l'homme de la Voie sait que c'est une illusion de l'imagination, pour trancher le chêne dans le jardin.</text:span></text:p>
      <text:p text:style-name="P7">Car certainement le chêne était dans le jardin et lui le regardait.</text:p>
      <text:p text:style-name="P6"/>
      <text:p text:style-name="P21">Mercredi 18 octobre 1995</text:p>
      <text:p text:style-name="P4">Zazen de 19 heures</text:p>
      <text:p text:style-name="P4">Prise de notes : Isabelle Boisserand</text:p>
      <text:p text:style-name="P7"/>
      <text:p text:style-name="P1"><text:span text:style-name="T2">Je continue la 45</text:span><text:span text:style-name="T6">e</text:span><text:span text:style-name="T2"> <text:s/>strophe : </text:span></text:p>
      <text:p text:style-name="P15">Ceci est comme un rêve, une fleur de ku. </text:p>
      <text:p text:style-name="P15">Pourquoi devrions nous souffrir pour saisir cette illusion ?</text:p>
      <text:p text:style-name="P7"/>
      <text:p text:style-name="P7">« Ceci », c'est notre vie. On souffre déjà quand on court après ce qui existe ou ce qu'on croit qui existe, alors on souffre encore plus quand on essaie de saisir l'illusion. Mais pourtant je ne sais pas si c'est une bonne chose d'éviter la souffrance. Non plus de la rechercher évi­demment. La souffrance c'est aussi comme une graine qui peut devenir quelque chose de beau. La souffrance ou la cause de la souffrance peut créer un désir de chercher la sagesse ou la Voie. On peut dire que la souffrance est une graine de bouddha mais on ne peut pas dire que c'est bouddha. C'est pas bouddha, c'est pas l'esprit de bouddha, mais elle peut être la cause. Elle peut créer l'esprit de bouddha.</text:p>
      <text:p text:style-name="P1"><text:span text:style-name="T2">Le bouddhisme est basé sur la doctrine des quatre nobles vérités. La première c'est la souffrance. Nous souffrons. La vie est souffrance. C'est Bouddha qui le dit. La deuxième noble vérité c'est trouver la cause de la souffrance et si nous trouvons la cause, nous trouvons la sagesse. La troisième vérité, la souffrance n'est plus la souffrance. La quatrième c'est la sagesse, l'esprit de Bouddha qui est le résultat de ce cheminement.</text:span></text:p>
      <text:p text:style-name="P1"><text:span text:style-name="T2">Cette strophe parle des bonno de la souffrance, des illusions de la souffrance qui sont causées en général par notre esprit trop personnel. Quoi qu'il en soit, il n'est pas du tout nécessaire d'éviter la souf­france, même les illusions pendant zazen. La colère peut monter pendant zazen, l'orgueil, le doute. Tant mieux. D'ailleurs ça arrive souvent. Mais après on se juge mal. Vous n'avez pas besoin de vous juger mal.</text:span></text:p>
      <text:p text:style-name="P1"><text:span text:style-name="T2">Ni oui ni non. Ni oui à la colère, ni non à la colère, mais au-delà, </text:span><text:span text:style-name="T4">hishiryo</text:span><text:span text:style-name="T2">. Mais après zazen ce n'est pas du tout .une bonne chose de promener partout sa colère. Mais à partir de la pratique, à partir de la pratique des années, nous pouvons transformer cette colère. J'ai dit colère comme un exemple, l'orgueil.</text:span></text:p>
      <text:p text:style-name="P7">On peut la transformer automatiquement et inconsciemment.</text:p>
      <text:p text:style-name="P7">C'est quoi la colère ? C'est quoi l'orgueil ? C'est l'esprit partiel, soi-même, comme vous le savez. Transformer, aller plus loin, c'est ça la pratique. Ce n'est pas arrêter les illusions. On voit un homme, un maître zen par exemple, un homme sage, un saint et on lui demande : « Qu'est ce qui t'es arrivé ? Qu'est ce que tu as réalisé ? »</text:p>
      <text:p text:style-name="P1"><text:span text:style-name="T2">On s'attend à ce que cet homme réponde : « Moi j'ai eu un grand satori et maintenant je comprends tout. »</text:span></text:p>
      <text:p text:style-name="P7">Ne bâillez pas. Ne tombez pas en arrière non plus. Si vous tendez la colonne vertébrale en bas, la cinquième vertèbre lombaire, à ce niveau cambrez un tout petit peu vers l'avant, impossible de bailler.</text:p>
      <text:p text:style-name="P7">Ce maître répond peut être: "Le chêne dans le jardin." Mais pourquoi il n'a pas dit : « J'ai eu un grand satori, maintenant je comprends. »</text:p>
      <text:p text:style-name="P7">Il ne l'a pas dit parce que dans cette idée il y a quelque chose de spécial. L’au-delà de l'illusion n'existe pas. Il le sait.</text:p>
      <text:p text:style-name="P7">Alors le pin, le chêne dans le jardin. Alors pourquoi pratiquer si c'est ainsi ?</text:p>
      <text:p text:style-name="P7">Sotoban, le poète zen, a eu le satori en écoutant le bruit dans la vallée et il a écrit : « le son de la vallée est une grande conférence. La couleur de la montagne est le corps pur, sans souillure. De minuit à l'aube, j'entends les 84000 sutras. Comment l'exprimer à autrui ? »</text:p>
      <text:p text:style-name="P1"><text:span text:style-name="T2">La dernière ligne fait partie du poème. Le vent vient du nord. La petite cloche fait ting ting. Le vent vient du sud, de l'ouest, de l'est., c'est la même chose, ting, ting, ting. La posture devrait être pareil. L'esprit aussi.</text:span></text:p>
      <text:p text:style-name="P7"/>
      <text:p text:style-name="P7"/>
      <text:p text:style-name="P6"/>
      <text:p text:style-name="P6"/>
      <text:p text:style-name="P18"><text:soft-page-break/>Mercredi 25/10/95 zazen de 7 h 30 <text:s/></text:p>
      <text:p text:style-name="P1"><text:span text:style-name="T11">Notes : Eve Apprill <text:s/>- Godo : Philippe COUPEY</text:span></text:p>
      <text:p text:style-name="P19">------------------------------------------------------------------</text:p>
      <text:p text:style-name="P19"><text:s/></text:p>
      <text:p text:style-name="P1"><text:span text:style-name="T8">Hier nous avons eu une conférence dans le dojo avec le père Blache. Il a beaucoup parlé de Sensei. Il était très chaleureux et souple. Il a parlé du pape avec lequel il n'est pas du tout d'accord. C'est un spécialiste de la Bible et il nous a montré, à travers des passages de la Bible que Marie Madeleine, Moïse, Jésus et d'autres ont pratiqué zazen. Il a comparé le zazen chrétien et le zazen de Deshimaru en disant que chez eux, ils avaient l'appui de Dieu, de l'Absolu, alors que nous nous n'avons pas d'appui du tout. C'est vrai, nous n'avons pas d'absolu. Chaque individu est absolu et pourtant nous nous appuyons toujours sur quelque chose, individuellement ou collectivement, sur la réussite, le gain, le juste. </text:span></text:p>
      <text:p text:style-name="P1"><text:span text:style-name="T8">J'ai terminé la 45</text:span><text:span text:style-name="T12">e</text:span><text:span text:style-name="T8"> strophe mercredi soir, je commence maintenant la 46</text:span><text:span text:style-name="T12">e</text:span><text:span text:style-name="T8"> strophe du Shi Jin Mei :</text:span></text:p>
      <text:p text:style-name="P1"><text:span text:style-name="T8">Le gain, la perte, le juste le faux, je vous en prie abandonnez les. </text:span></text:p>
      <text:p text:style-name="P1"><text:span text:style-name="T8">Ceci n'est pas seulement un leitmotiv du Shin Jin Me• mais de tous les enseignements du zen. Sense• dit ˆ ce sujet que la prééminence n'est pas si importante et que nous devons plutôt suivre l'ordre cosmique et ne pas nous séparer des autres. Puis Sensei parle de la compétition, d'avoir l'ambition d'être au sommet. Il conclue qu'il est mieux de suivre les autres que de courir après ces choses. Nous avons tous entendu cela maintes fois mais le mettre en oeuvre n'est pas si facile. Nous voulons tous être le meilleur. Nous croyons que la prééminence est la loi. C'est la loi des lapins, des esprits communs, ce n'est pas la loi du Dharma, la loi universelle.</text:span></text:p>
      <text:p text:style-name="P1"><text:span text:style-name="T8">On parle de permanence du karma, mais on peut aussi parler d'impermanence du karma. Tout passe, le bon, le mauvais, l'oeuvre des saints, les civilisations, même les religions disparaissent. Puisque c'est ainsi, nous devons tout abandonner, si nous le pouvons. Sensei nous dit d'abandonner le bonheur et le malheur, ku et shiki et </text:span><text:span text:style-name="T9">muso</text:span><text:span text:style-name="T8">, la non-posture. Cela n'est pas du pessimisme, c'est plutôt un état d'esprit, c'est penser-pas penser. </text:span></text:p>
      <text:p text:style-name="P19"/>
      <text:p text:style-name="P1"><text:span text:style-name="T8">Dans les temps anciens, un jeune homme a demandé à un grand maître de sabre de devenir son disciple. Le maître ne lui a pas répondu. Le jeune homme lui a alors demandé s'il était son serviteur et s'entraînerait sans cesse combien de temps lui faudrait-il pour apprendre le sabre. "Dix ans" lui a répondu le maître. "C'est un peu long, a répliqué le jeune homme, je suis prêt à travailler le double de la normale. Alors combien de temps me faudra-t-il ?</text:span></text:p>
      <text:p text:style-name="P1"><text:span text:style-name="T8">- Trente ans</text:span></text:p>
      <text:p text:style-name="P1"><text:span text:style-name="T8">- Comment trente ans, que voulez-vous dire? Je ferai n'importe quoi pour devenir maître de sabre le plus tôt possible</text:span></text:p>
      <text:p text:style-name="P1"><text:span text:style-name="T8">- Dans ce cas, lui a répondu le maître cela vous prendra cinquante ans."</text:span></text:p>
      <text:p text:style-name="P1"><text:span text:style-name="T8">Ce n'est pas que le maître essaie d'être malin, c'est simplement évident que ce disciple est faible et aura besoin de cinquante ans. Je continuerai ce soir. Ah non, pas ce soir...</text:span></text:p>
      <text:p text:style-name="P1"><text:span text:style-name="T8">(Un enfant passe dans la cour en hurlant) Dès le plus jeune age on a le concept de perdre ou de gagner. Pour beaucoup aller à l'école c'est faux, comme pour ce petit-là. Il faut aller au delà de la perte ou du gain. Ce n'est pas facile. Zazen n'est pas pour tout le monde.</text:span></text:p>
      <text:p text:style-name="P25">Mercredi 8/11/95 zazen de 7 h 30 <text:s/></text:p>
      <text:p text:style-name="P18">Notes : Eve Apprill – Godo : Philippe COUPEY</text:p>
      <text:p text:style-name="P19">------------------------------------------------------------------</text:p>
      <text:p text:style-name="P19"><text:s/></text:p>
      <text:p text:style-name="P1"><text:span text:style-name="T8">Ne suivez pas vos pensées personnelles. Pour ne pas les suivre, il faut toujours revenir à sa posture, toujours, revenir à une respiration, longue et profonde. </text:span></text:p>
      <text:p text:style-name="P1"><text:span text:style-name="T8">46</text:span><text:span text:style-name="T12">e</text:span><text:span text:style-name="T8"> strophe du Shin Jin Mei :</text:span></text:p>
      <text:p text:style-name="P19">Le gain et la perte,</text:p>
      <text:p text:style-name="P19">Le juste et le faux,</text:p>
      <text:p text:style-name="P19">Je vous en prie, abandonnez-les.</text:p>
      <text:p text:style-name="P19"/>
      <text:p text:style-name="P1"><text:span text:style-name="T8">Ceci n'est pas nouveau, on l'entend toujours surtout dans le zen. D'ailleurs, il faut abandonner même l'idée que le profit est profitable. On peut constater cette vérité dans nos vies. On a reçu un héritage, est-ce vraiment profitable pour nous ? On n'en a pas reçu, est-ce vraiment une perte ? C'est un exemple que je connais personnellement. Il faut arriver si possible à abandonner même l'idée qu'il y a un soi individuel qui gagne ou perd quelque chose. Ceci peut apparaître comme de l'idéologie impossible à atteindre mais ce n'est pas impossible car c'est une question d'attachement ou de non-attachement. Si vous n'êtes pas attaché au gain, le gain n'est plus la perte. Si vous n'êtes pas attaché au juste, le juste ne devient pas le faux. </text:span></text:p>
      <text:p text:style-name="P1"><text:span text:style-name="T8">Quand on arrive au zen, on débute avec des désirs personnels, mais si on continue la pratique, ces désirs égoïstes décroissent, vous l'avez tous remarqué, je pense. Si ces désirs égoïstes persistent peu à peu, zazen nous déçoit car l'ego n'est pas du tout gratifié. Du point de vue de l'ego, zazen c'est s'endommager. Alors, comment faire ? Si on pratique zazen exactement, la conscience pendant zazen ne s'identifie plus aux objets de la sensation et aux objets de la pensée. C'est Gérard Pilet qui a dit cela dans un kusen que je viens de lire. Pilet dit exactement que la conscience cesse de toucher l'objet. C'est hishiryo.</text:span></text:p>
      <text:p text:style-name="P21">Mercredi 15/11/95 </text:p>
      <text:p text:style-name="P4">Zazen de 7 h 30 </text:p>
      <text:p text:style-name="P4">Notes: Eve Apprill </text:p>
      <text:p text:style-name="P7">------------------------------------------------------------------</text:p>
      <text:p text:style-name="P7"/>
      <text:p text:style-name="P1"><text:span text:style-name="T2">Ne bougez pas, surtout les yeux, même quand vous recevez le kyosaku, les yeux ne doivent pas bouger. Dormir avec les yeux fermés, dormir avec les yeux ouverts c'est possible, mais ce n'est pas utile dons un dojo. En zazen, les yeux ne cherchent ni la lumière ni le noir, ils regardent sans regarder, vers l'intérieur. Les yeux eux-mêmes peuvent devenir forts. De même quand on pratique kinhin, les yeux ne doivent pas regarder autour de soi. On ne devrait pas regarder un visage dons le dojo. Voir tout, sans regarder une chose.</text:span></text:p>
      <text:p text:style-name="P1"><text:span text:style-name="T2">Samedi passé, j'ai terminé de commenter la 45 et 46</text:span><text:span text:style-name="T6">e</text:span><text:span text:style-name="T2"> strophe du </text:span><text:span text:style-name="T4">Shinjinmei</text:span><text:span text:style-name="T2">. Dans la 46</text:span><text:span text:style-name="T6">e</text:span><text:span text:style-name="T2"> <text:s/>strophe Maître Sosan dit : « Le gain et la perte, le juste et le faux, abandonnez-les je vous en prie. »­</text:span></text:p>
      <text:p text:style-name="P1"><text:span text:style-name="T2">Rejetez tout. Quand vous entrez dons un dojo, vous laissez derrière les bijoux, le maquillage, les pantalons, les pensées. Vous laissez tout tomber, pas seulement le corps mais l'esprit aussi. On abandonne </text:span><text:span text:style-name="T4">shiki</text:span><text:span text:style-name="T2"> et </text:span><text:span text:style-name="T4">ku</text:span><text:span text:style-name="T2">, inconsciemment, naturellement, automatiquement.</text:span></text:p>
      <text:p text:style-name="P8"/>
      <text:p text:style-name="P2"><text:span text:style-name="T2">La 47</text:span><text:span text:style-name="T6">e</text:span><text:span text:style-name="T2"> strophe : </text:span></text:p>
      <text:p text:style-name="P16">Si nos yeux ne dorment pas, </text:p>
      <text:p text:style-name="P16">Tous les rêves s'évanouissent d'eux-mêmes.</text:p>
      <text:p text:style-name="P8"/>
      <text:p text:style-name="P2"><text:span text:style-name="T2">Si nos yeux ne dorment pas. C'est le véritable zazen. C'est la posture et ainsi nos rêves s'évanouissent. Cette strophe représente la condition normale. Pendant que Sensei faisait des commentaires sur cette strophe, il parlait beaucoup des rêves et citait Freud, qui disait que les rêves sont des manifestations du subconscient. Sensei ne faisait pas de commentaires sur Freud, il le citait seulement puis disait que les rêves sont des illusions. Ne mettez pas d'importance sur ces questions psychanalytiques des rêves. Pour Sensei, ce qui était important n'était pas d'analyser les rêves mois plutôt de les observer d'un regard objectif, pendant zazen, comme dans un miroir. Les rêves pendant le sommeil ne sont pas tellement importants car nous ne pouvons pas les voir objectivement. Maître Deshimaru disait que pendant la méditation, zazen, ou d'autres pratiques de haute dimension, que ce soit le satori, l'extase ou la communion, tout cela n'est que rêve. Il disait souvent : « notre vie n'est qu'un rêve. Un rêve agréable sera une vie agréable, cependant cette vie-là ne sera que rêve. On peut rêver avec les yeux ouverts comme on le fait parfois pendant zazen mois, ce qui est important, c'est que pendant zazen on peut les observer objectivement. Cette vision objective, disait Sensei est une grande découverte d'où l'intérêt prononcé du Dr Paul Chauchard pour le zazen. Le Dr Chauchard venait souvent voir Sensei. Il ne pratiquait pas zazen mais, comme professeur célèbre, écrivait des livres. Avec Sensei, il a écrit « Zen et cerveau ». Il ne se servait pas de son objectivité propre mois plutôt de celle de Sensei. Pendant zazen, nous pouvons constater que le satori comme la communion ne sont que des rêves. Je continuerai ce soir.</text:span></text:p>
      <text:p text:style-name="P22">Samedi 9/12/95</text:p>
      <text:p text:style-name="P4">Zazen de 11 heures</text:p>
      <text:p text:style-name="P4">Notes : Laura Morgan</text:p>
      <text:p text:style-name="P7"/>
      <text:p text:style-name="P7"/>
      <text:p text:style-name="P7">Ne rêvez pas s'il vous plaît. Ceux qui rêvent sont ceux qui sont emportés ailleurs dans le passé, le futur. Nous ici, qu'est ce qu'on fait ?</text:p>
      <text:p text:style-name="P7"/>
      <text:p text:style-name="P1"><text:span text:style-name="T2">Je continue la 47</text:span><text:span text:style-name="T6">e</text:span><text:span text:style-name="T2"> strophe du </text:span><text:span text:style-name="T4">Shinjinmei</text:span><text:span text:style-name="T2"> , « Foi dans l'esprit ».</text:span></text:p>
      <text:p text:style-name="P17"/>
      <text:p text:style-name="P15">Si nos yeux ne dorment pas</text:p>
      <text:p text:style-name="P15">Tous les rêves s'évanouissent d'eux-mêmes.</text:p>
      <text:p text:style-name="P1"><text:span text:style-name="T2">Comme je disais l'autre jour, cette strophe montre l'importance et la nécessité de la pratique de zazen. « Réaliser que notre vie n'est qu'un rêve », disait souvent Sensei, Maître Deshimaru, « est un grand satori ». Sensei explique aussi que ce satori c'est la vision objective de la vie qui devient belle .</text:span></text:p>
      <text:p text:style-name="P1"><text:span text:style-name="T2">Par zazen nous pouvons observer nos rêves, les corriger, revenir à </text:span><text:span text:style-name="T4">inmo </text:span><text:span text:style-name="T2">et dans l'éternel présent. Généralement ce que nous voyons est toujours lié à nos intérêts personnels. Mais, si, comme il est dit dans cette strophe, les yeux ne dorment pas, à ce moment nous pouvons voir les choses comme elles sont. </text:span><text:span text:style-name="T4">lnmo </text:span><text:span text:style-name="T2">veut dire ainséité. C'est à dire « ainsi est-il ». Pas besoin d'être dans la moitié sommeil de la relativité. Moitié sommeil de la subjectivité. Subjectivisme.</text:span></text:p>
      <text:p text:style-name="P7"/>
      <text:p text:style-name="P1"><text:span text:style-name="T2">Bien sûr les yeux ont besoin de dormir aussi. Car ils font partie du corps. Ce n'est pas l'énergie éternelle. Le corps, les yeux...</text:span></text:p>
      <text:p text:style-name="P1"><text:span text:style-name="T2">Mais ici Maître Sosan parle du « troisième œil ». L'œil qui ne dort jamais... Même pendant que nous dormons, nous ne dormons pas. Tout le monde ici connaît cela. C'est peut-être notre troisième œil, l'œil qui ne dort pas. L'œil qui ne rêve jamais. L'œil de Bouddha, l'œil de Dieu.</text:span></text:p>
      <text:p text:style-name="P1"><text:span text:style-name="T2">Tout cela est abstrait. Le troisième œil, c'est symbolique. Dieu et Bouddha sont des concepts. Mais </text:span><text:span text:style-name="T4">inmo </text:span><text:span text:style-name="T2">c'est la réalité. Ce qui existe, ce qui n'existe pas</text:span><text:span text:style-name="T4">. lnmo</text:span><text:span text:style-name="T2">.</text:span></text:p>
      <text:p text:style-name="P7"/>
      <text:p text:style-name="P1"><text:span text:style-name="T2">Nous avons deux yeux, deux oreilles, deux mains. Le corps déjà est dualiste. L'esprit aussi. L'esprit gauche, l'esprit droit. La seul chose qui est un, c'est le troisième œil. Dieu, Bouddha, ou la réalité de zazen... En zazen, le corps : un. Les genoux deviennent « un ». </text:span><text:span text:style-name="T4">Inmo</text:span><text:span text:style-name="T2">. L'esprit devient « un ». Au-delà. L'esprit et le corps deviennent « un ». Et même cet un devient non-un. Le plus grand </text:span><text:span text:style-name="T4">samadhi </text:span><text:span text:style-name="T2">est de jeter en bas corps et esprit.</text:span></text:p>
      <text:p text:style-name="P7"/>
      <text:p text:style-name="P7"/>
      <text:p text:style-name="P6"/>
      <text:p text:style-name="P6"/>
      <text:p text:style-name="P7"/>
      <text:p text:style-name="P7"/>
      <text:p text:style-name="P7"/>
      <text:p text:style-name="P6"/>
      <text:p text:style-name="P6"/>
      <text:p text:style-name="P6"/>
      <text:p text:style-name="P24">Mercredi 13/12/95 </text:p>
      <text:p text:style-name="P14">Zazen de 7 h 30 </text:p>
      <text:p text:style-name="P14">Notes : Eve Apprill </text:p>
      <text:p text:style-name="P12"/>
      <text:p text:style-name="P10">------------------------------------------------------------------</text:p>
      <text:p text:style-name="P10"/>
      <text:p text:style-name="P1"><text:span text:style-name="T2">Je commence la 48</text:span><text:span text:style-name="T6">e </text:span><text:span text:style-name="T2">strophe du </text:span><text:span text:style-name="T4">Shin Jin Mei</text:span><text:span text:style-name="T2"> de maître Sosan, mort en 606 sur le mont Kanto pendent qu'il faisait kinhin.</text:span></text:p>
      <text:p text:style-name="P17"/>
      <text:p text:style-name="P17">Si l'esprit n'est pas soumis aux différentiations</text:p>
      <text:p text:style-name="P17">Toutes les existences du cosmos deviennent unité.</text:p>
      <text:p text:style-name="P7"/>
      <text:p text:style-name="P1"><text:span text:style-name="T2">Cela veut dire en gros : si  l'esprit ne crée pas des discriminations, toute chose est comme elle est. Sensei le traduisait en disant : « toutes les existences du cosmos deviennent unité. » Je pense que l'on peut dire qu'elles deviennent </text:span><text:span text:style-name="T4">inmo</text:span><text:span text:style-name="T2"> qui veut dire d'après Maître Dogen corps-esprit de l'éternel présent, ou plus simplement réalité.</text:span></text:p>
      <text:p text:style-name="P1"><text:span text:style-name="T4">Si  l'esprit n'est pas soumis aux différentiations</text:span><text:span text:style-name="T2">... </text:span></text:p>
      <text:p text:style-name="P1"><text:span text:style-name="T2">Notre esprit est en changement perpétuel. On est soumis à la loi des désirs incessants, même pendant zazen. Pendent zazen, notre esprit suit aussi  la voie du changement, mais, peu à peu, entre dons l'état </text:span><text:span text:style-name="T4">d’hishiryo</text:span><text:span text:style-name="T2">. Les changements changent. Nous ne sommes plus tellement bousculés par les énormes désirs ou répulsions. Le changement consiste pendant </text:span><text:span text:style-name="T4">hishiryo</text:span><text:span text:style-name="T2"> dans 1e passage d'une pensée, la fin d'une pensée, à la naissance d'une autre. Sensei dit à ce propos que la pratique de zazen sûrement nous apportera un bon karma, mais le résultat n'est pas nécessaire, car en vérité l'effet ne connaît pas la cause, le résultat ne connaît rien de le cause. Ceci est écrit dons le sutra </text:span><text:span text:style-name="T4">Kegon</text:span><text:span text:style-name="T2">. Il est aussi écrit dans ce même sutra que nous ne devons pas avoir pour objet le résultat. Nous connaissons cette parole : </text:span><text:span text:style-name="T4">mushotoku</text:span><text:span text:style-name="T2">, sans objet. </text:span></text:p>
      <text:p text:style-name="P1"><text:span text:style-name="T2">Cette 48</text:span><text:span text:style-name="T6">e</text:span><text:span text:style-name="T2"> strophe fait allusion à l'état au-delà de la transmigration, au-delà de le création du karma. La transmigration, le karma, la renaissance continuelle, nous essayons de trancher cela par zazen. Je vais essayer de donner une image : deux boules de billard, l'une tape l'autre, la première bou1e s'arrête, l'autre continue. C'est un peu comme cela, je crois,la renaissance bouddhiste ou le réincarnation. Les boules de billard ne sont que des substances qui se désintègrent. Qu'est-ce qui est transmis ? Ce n'est pas la boule mais plutôt une impulsion et cette impulsion c'est notre karma du passé. Ce n'est pas nous qui sommes réincarnés mais plutôt notre caractère. Mais si  nous arrivons à trancher cette impulsion, ces différentiations, ces discriminations, à ce moment-­là, toutes les existences du cosmos deviennent une unité, </text:span><text:span text:style-name="T4">inmo</text:span><text:span text:style-name="T2">.</text:span></text:p>
      <text:p text:style-name="P3"><text:span text:style-name="T2">Je pense que dans la plupart des strophes du </text:span><text:span text:style-name="T4">Shin Jin Mei</text:span><text:span text:style-name="T2">, il y a cette notion comme leitmotiv et c'est seulement maintenant après deux ans de travail sur ce texte que je le remarque : la cause. Nous ne devons pas pratiquer la cause. Qu'est-ce que la cause ? Nous devons pratiquer zazen, ici.</text:span></text:p>
      <text:p text:style-name="P9"/>
      <text:p text:style-name="P10"/>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Geneva" svg:font-family="Geneva,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is 1995</dc:title>
    <meta:initial-creator>Philippe Coupey</meta:initial-creator>
    <meta:creation-date>2003-09-20T18:25:00</meta:creation-date>
    <dc:creator>Jean-Pierre Romain </dc:creator>
    <dc:date>2004-07-04T17:48:00</dc:date>
    <meta:editing-cycles>8</meta:editing-cycles>
    <meta:editing-duration>PT1H36M</meta:editing-duration>
    <meta:document-statistic meta:table-count="0" meta:image-count="0" meta:object-count="0" meta:page-count="17" meta:paragraph-count="228" meta:word-count="9245" meta:character-count="52948"/>
    <meta:generator>OpenOffice/4.1.0$Win32 OpenOffice.org_project/410m18$Build-9764</meta:generator>
  </office:meta>
</office:document-meta>
</file>